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9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5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16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7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18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9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RCOS FERNANDES DA SILVA<text:tab/></text:span></text:p>
      <text:p text:style-name="P2"><text:span text:style-name="T2"/></text:p>
      <text:p text:style-name="P2"><text:span text:style-name="T3">Email: marcos_fernandes2017@outlook.com.br</text:span></text:p>
      <text:p text:style-name="P2"><text:span text:style-name="T3">Est.Civil: Solteiro<text:s text:c="3"/>Data Nasc.27/11/1978</text:span></text:p>
      <text:p text:style-name="P2"><text:span text:style-name="T3">Tel: 4187-3549<text:s text:c="6"/>Cel. 96021-6007 / 96321-5121</text:span></text:p>
      <text:p text:style-name="P2"><text:span text:style-name="T4">Escolaridade</text:span></text:p>
      <text:p text:style-name="P2"><text:span text:style-name="T5">2º Grau Completo - Processamento de Dados<text:s text:c="2"/>(Colégio Aplicação-Osasco)</text:span></text:p>
      <text:p text:style-name="P2"><text:span text:style-name="T6">Cursos</text:span></text:p>
      <text:p text:style-name="P2"><text:span text:style-name="T7">Informática: Dos, windows, Word, Excel, Outlook, Pascal, Linguagem C; </text:span></text:p>
      <text:p text:style-name="P2"><text:span text:style-name="T7">Suprimentos de Logística: Operação<text:s text:c="2"/>Logística, Armazenagem, Planejamento, </text:span></text:p>
      <text:p text:style-name="P2"><text:span text:style-name="T7">Expedição,Transporte;</text:span></text:p>
      <text:p text:style-name="P2"><text:span text:style-name="T7">Formação de Vigilante: Provig (Protege);</text:span></text:p>
      <text:p text:style-name="P2"><text:span text:style-name="T8">Experiências</text:span></text:p>
      <text:p text:style-name="P2"><text:span text:style-name="T9">Empresa Ryu Ltda.</text:span></text:p>
      <text:p text:style-name="P2"><text:span text:style-name="T10">Habilidades: Vigilância de entrada e saída de pedestres e veículos via rádio,Rondas,</text:span></text:p>
      <text:p text:style-name="P2"><text:span text:style-name="T10">Cadastros,Controle no Estacionamento com veículos;</text:span></text:p>
      <text:p text:style-name="P2"><text:span text:style-name="T10">Cargo: Controlador de Acesso</text:span></text:p>
      <text:p text:style-name="P2"><text:span text:style-name="T11">Transportadora Itanorte Ltda.</text:span></text:p>
      <text:p text:style-name="P2"><text:span text:style-name="T12">Habilidades: Recebimento e Conferência de mercadorias,separação de mercadorias, </text:span></text:p>
      <text:p text:style-name="P2"><text:span text:style-name="T12">ajuda no carregamento dos veículos;</text:span></text:p>
      <text:p text:style-name="P2"><text:span text:style-name="T12">Cargo: Conferente</text:span></text:p>
      <text:p text:style-name="P2"><text:span text:style-name="T13">Transkompa Ltda. (Vivo)</text:span></text:p>
      <text:p text:style-name="P2"><text:span text:style-name="T14">Habilidades: Digitação<text:s text:c="2"/>de Notas<text:s text:c="2"/>Fiscais, Emissão<text:s text:c="2"/>de<text:s text:c="2"/>Manifestos, CTRC's, Controle de </text:span></text:p>
      <text:p text:style-name="P2"><text:span text:style-name="T14">arquivos, Monitoramento, Solitação de Escolta, ajuda<text:s text:c="2"/>no<text:s text:c="2"/>carregamento<text:s text:c="2"/>dos Veículos;</text:span></text:p>
      <text:p text:style-name="P2"><text:span text:style-name="T14">Cargo: Aux.Transportes</text:span></text:p>
      <text:p text:style-name="P2"><text:span text:style-name="T15">Custodia Armazéns Gerais Ltda.</text:span></text:p>
      <text:p text:style-name="P2"><text:span text:style-name="T16">Habilidades: Digitação<text:s text:c="2"/>de<text:s text:c="2"/>Notas<text:s text:c="2"/>Fiscais, Emissão<text:s text:c="2"/>de<text:s text:c="2"/>Manisfestos, CTRC's, Controle de </text:span></text:p>
      <text:p text:style-name="P2"><text:span text:style-name="T16">Arquivos, Monitoramento, Contratação, Pagamento<text:s text:c="2"/>dos<text:s text:c="2"/>Motoristas;</text:span></text:p>
      <text:p text:style-name="P2"><text:span text:style-name="T16">Cargo: Aux.Transportes</text:span></text:p>
      <text:p text:style-name="P2"><text:span text:style-name="T17">Reinan Gêneros Alimentícios Ltda.(Divino Fogão)</text:span></text:p>
      <text:p text:style-name="P2"><text:span text:style-name="T18">Habilidades: Digitação de notas fiscais, Controle de arquivos, preenchimento de livros </text:span></text:p>
      <text:p text:style-name="P2"><text:span text:style-name="T18">fiscais, Balancetes, Controle<text:s text:c="2"/>de<text:s text:c="2"/>Faturamentos, atendimento<text:s text:c="2"/>aos<text:s text:c="2"/>clientes;</text:span></text:p>
      <text:p text:style-name="P2"><text:span text:style-name="T18">Cargo: Aux.Fiscal</text:span></text:p>
      <text:p text:style-name="P2"><text:span text:style-name="T19">Cotia Penske Logistics Ltda.(CDA Carrefour)</text:span></text:p>
      <text:p text:style-name="P2"><text:span text:style-name="T20">Habilidades:Emissão etiquetas no Recebimento,Expedição,Controle de estoque,sistema </text:span></text:p>
      <text:p text:style-name="P2"><text:span text:style-name="T20">WMS;</text:span></text:p>
      <text:p text:style-name="P2"><text:span text:style-name="T20">Cargo:<text:s text:c="2"/>Aux.Logistica Operacional</text:span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